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L ゴシック" svg:font-family="'VL ゴシック'" style:font-family-generic="roman" style:font-pitch="variable"/>
    <style:font-face style:name="VL ゴシック1" svg:font-family="'VL ゴシック'" style:font-family-generic="swiss" style:font-pitch="variable"/>
    <style:font-face style:name="VL ゴシック2" svg:font-family="'VL ゴシック'" style:font-family-generic="system" style:font-pitch="variable"/>
  </office:font-face-decls>
  <office:automatic-styles>
    <style:style style:name="表1" style:family="table">
      <style:table-properties style:width="16.999cm" table:align="margins"/>
    </style:style>
    <style:style style:name="表1.A" style:family="table-column">
      <style:table-column-properties style:column-width="2.752cm" style:rel-column-width="10608*"/>
    </style:style>
    <style:style style:name="表1.B" style:family="table-column">
      <style:table-column-properties style:column-width="14.247cm" style:rel-column-width="5492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符号関係Library仕様書</text:p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目次1_Head">
            <text:p text:style-name="Contents_20_Heading">目次</text:p>
          </text:index-title>
        </text:index-body>
      </text:table-of-content>
      <text:p text:style-name="P1"/>
      <text:list text:style-name="Numbering_20_1">
        <text:list-item>
          <text:p text:style-name="Heading_20_1">par2(誤り訂正符号)</text:p>
        </text:list-item>
      </text:list>
      <text:p text:style-name="Text_20_body">par2ではreed-solomon符号を用い、どうたらこうたら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Table_20_Contents">行数</text:p>
          </table:table-cell>
          <table:table-cell table:style-name="表1.B1" office:value-type="string">
            <text:p text:style-name="Table_20_Contents">意味</text:p>
          </table:table-cell>
        </table:table-row>
        <table:table-row>
          <table:table-cell table:style-name="表1.A2" office:value-type="string">
            <text:p text:style-name="Table_20_Contents">1</text:p>
          </table:table-cell>
          <table:table-cell table:style-name="表1.B2" office:value-type="string">
            <text:p text:style-name="Table_20_Contents">分割対象となるfileの名前</text:p>
          </table:table-cell>
        </table:table-row>
        <table:table-row>
          <table:table-cell table:style-name="表1.A2" office:value-type="string">
            <text:p text:style-name="Table_20_Contents">2</text:p>
          </table:table-cell>
          <table:table-cell table:style-name="表1.B2" office:value-type="string">
            <text:p text:style-name="Table_20_Contents">分割数</text:p>
          </table:table-cell>
        </table:table-row>
        <table:table-row>
          <table:table-cell table:style-name="表1.A2" office:value-type="string">
            <text:p text:style-name="Table_20_Contents">3</text:p>
          </table:table-cell>
          <table:table-cell table:style-name="表1.B2" office:value-type="string">
            <text:p text:style-name="Table_20_Contents">分割したfile</text:p>
          </table:table-cell>
        </table:table-row>
        <table:table-row>
          <table:table-cell table:style-name="表1.A2" office:value-type="string">
            <text:p text:style-name="Table_20_Contents">...</text:p>
          </table:table-cell>
          <table:table-cell table:style-name="表1.B2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>3+分割数</text:p>
          </table:table-cell>
          <table:table-cell table:style-name="表1.B2" office:value-type="string">
            <text:p text:style-name="Table_20_Contents">parity file</text:p>
          </table:table-cell>
        </table:table-row>
        <table:table-row>
          <table:table-cell table:style-name="表1.A2" office:value-type="string">
            <text:p text:style-name="Table_20_Contents">...</text:p>
          </table:table-cell>
          <table:table-cell table:style-name="表1.B2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>最終行</text:p>
          </table:table-cell>
          <table:table-cell table:style-name="表1.B2" office:value-type="string">
            <text:p text:style-name="Table_20_Contents">分割対象となるfileの大きさを16進数で表記</text:p>
          </table:table-cell>
        </table:table-row>
      </table:table>
      <text:p text:style-name="Text_20_body">ここから作業:めんどくさくなった。</text:p>
      <text:p text:style-name="Text_20_body">第1行目に分割対象となるfile名</text:p>
      <text:p text:style-name="Text_20_body">第2行目に分割数</text:p>
      <text:p text:style-name="Text_20_body">最終行に分割対象となるfileの大きさ</text:p>
      <text:list text:style-name="Numbering_20_1" text:continue-numbering="true">
        <text:list-item>
          <text:p text:style-name="Heading_20_1">DH(鍵一致)</text:p>
        </text:list-item>
        <text:list-item>
          <text:p text:style-name="Heading_20_1">base64(符号化)</text:p>
        </text:list-item>
        <text:list-item>
          <text:p text:style-name="Heading_20_1">camellia(対称鍵暗号)</text:p>
        </text:list-item>
        <text:list-item>
          <text:p text:style-name="Heading_20_1">esign(電子署名)</text:p>
        </text:list-item>
        <text:list-item>
          <text:p text:style-name="Heading_20_1">sha(一方向性hash関数)</text:p>
        </text:list-item>
        <text:list-item>
          <text:p text:style-name="Heading_20_1">utbi_sanjutsu(多倍長整数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L ゴシック" svg:font-family="'VL ゴシック'" style:font-family-generic="roman" style:font-pitch="variable"/>
    <style:font-face style:name="VL ゴシック1" svg:font-family="'VL ゴシック'" style:font-family-generic="swiss" style:font-pitch="variable"/>
    <style:font-face style:name="VL ゴシック2" svg:font-family="'VL 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L ゴシック" fo:font-size="12pt" fo:language="en" fo:country="US" style:letter-kerning="true" style:font-name-asian="VL ゴシック2" style:font-size-asian="10.5pt" style:language-asian="ja" style:country-asian="JP" style:font-name-complex="VL 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L ゴシック1" fo:font-size="14pt" style:font-name-asian="VL ゴシック2" style:font-size-asian="14pt" style:font-name-complex="VL ゴシック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umedoblock</meta:initial-creator>
    <meta:creation-date>2008-06-07T23:35:20</meta:creation-date>
    <dc:creator>umedoblock</dc:creator>
    <dc:date>2008-06-08T00:15:00</dc:date>
    <meta:editing-cycles>6</meta:editing-cycles>
    <meta:editing-duration>PT25M37S</meta:editing-duration>
    <meta:user-defined meta:name="情報 1"/>
    <meta:user-defined meta:name="情報 2"/>
    <meta:user-defined meta:name="情報 3"/>
    <meta:user-defined meta:name="情報 4"/>
    <meta:document-statistic meta:table-count="1" meta:image-count="0" meta:object-count="0" meta:page-count="1" meta:paragraph-count="28" meta:word-count="109" meta:character-count="280"/>
  </office:meta>
</office:document-meta>
</file>